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859cm"/>
    </style:style>
    <style:style style:name="co2" style:family="table-column">
      <style:table-column-properties fo:break-before="auto" style:column-width="2.124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641cm"/>
    </style:style>
    <style:style style:name="co5" style:family="table-column">
      <style:table-column-properties fo:break-before="auto" style:column-width="1.824cm"/>
    </style:style>
    <style:style style:name="co6" style:family="table-column">
      <style:table-column-properties fo:break-before="auto" style:column-width="1.988cm"/>
    </style:style>
    <style:style style:name="co7" style:family="table-column">
      <style:table-column-properties fo:break-before="auto" style:column-width="1.76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0"/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number-columns-repeated="3" table:default-cell-style-name="Default"/>
        <table:table-column table:style-name="co3" table:number-columns-repeated="9" table:default-cell-style-name="ce2"/>
        <table:table-column table:style-name="co3" table:number-columns-repeated="5" table:default-cell-style-name="Default"/>
        <table:table-row table:style-name="ro1">
          <table:table-cell office:value-type="string" calcext:value-type="string">
            <text:p>acceleration</text:p>
          </table:table-cell>
          <table:table-cell office:value-type="string" calcext:value-type="string">
            <text:p>optimization</text:p>
          </table:table-cell>
          <table:table-cell office:value-type="string" calcext:value-type="string">
            <text:p>program size</text:p>
          </table:table-cell>
          <table:table-cell office:value-type="string" calcext:value-type="string">
            <text:p>program size dec</text:p>
          </table:table-cell>
          <table:table-cell table:style-name="ce4" office:value-type="string" calcext:value-type="string" table:number-columns-spanned="3" table:number-rows-spanned="1">
            <text:p>i cache</text:p>
          </table:table-cell>
          <table:covered-table-cell table:number-columns-repeated="2"/>
          <table:table-cell table:style-name="ce4" office:value-type="string" calcext:value-type="string" table:number-columns-spanned="3" table:number-rows-spanned="1">
            <text:p>d cache</text:p>
          </table:table-cell>
          <table:covered-table-cell table:number-columns-repeated="2"/>
          <table:table-cell table:style-name="ce4" office:value-type="string" calcext:value-type="string" table:number-columns-spanned="3" table:number-rows-spanned="1">
            <text:p>stall time</text:p>
          </table:table-cell>
          <table:covered-table-cell table:number-columns-repeated="2" table:style-name="Default"/>
          <table:table-cell table:style-name="ce4" office:value-type="string" calcext:value-type="string" table:number-columns-spanned="3" table:number-rows-spanned="1">
            <text:p>bus idle time</text:p>
          </table:table-cell>
          <table:covered-table-cell table:number-columns-repeated="2" table:style-name="Default"/>
          <table:table-cell table:style-name="ce4" office:value-type="string" calcext:value-type="string" table:number-columns-spanned="3" table:number-rows-spanned="1">
            <text:p>runtime</text:p>
          </table:table-cell>
          <table:covered-table-cell table:number-columns-repeated="2" table:style-name="Default"/>
          <table:table-cell office:value-type="string" calcext:value-type="string">
            <text:p>I misses</text:p>
          </table:table-cell>
          <table:table-cell office:value-type="string" calcext:value-type="string">
            <text:p>D misses</text:p>
          </table:table-cell>
          <table:table-cell office:value-type="string" calcext:value-type="string">
            <text:p>Stall time</text:p>
          </table:table-cell>
          <table:table-cell office:value-type="string" calcext:value-type="string">
            <text:p>Bus idle time</text:p>
          </table:table-cell>
          <table:table-cell office:value-type="string" calcext:value-type="string">
            <text:p>Runtime</text:p>
          </table:table-cell>
        </table:table-row>
        <table:table-row table:style-name="ro1">
          <table:table-cell office:value-type="string" calcext:value-type="string">
            <text:p>really fast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61e7</text:p>
          </table:table-cell>
          <table:table-cell table:formula="of:=HEX2DEC([.C2])/256" office:value-type="float" office:value="97.90234375" calcext:value-type="float">
            <text:p>97,90234375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3" office:value-type="float" office:value="18308" calcext:value-type="float">
            <text:p>18308</text:p>
          </table:table-cell>
          <table:table-cell office:value-type="float" office:value="12945121" calcext:value-type="float">
            <text:p>12945121</text:p>
          </table:table-cell>
          <table:table-cell office:value-type="float" office:value="12971881" calcext:value-type="float">
            <text:p>12971881</text:p>
          </table:table-cell>
          <table:table-cell office:value-type="float" office:value="12976687" calcext:value-type="float">
            <text:p>12976687</text:p>
          </table:table-cell>
          <table:table-cell office:value-type="float" office:value="7891182" calcext:value-type="float">
            <text:p>7891182</text:p>
          </table:table-cell>
          <table:table-cell office:value-type="float" office:value="7872667" calcext:value-type="float">
            <text:p>7872667</text:p>
          </table:table-cell>
          <table:table-cell office:value-type="float" office:value="7877451" calcext:value-type="float">
            <text:p>7877451</text:p>
          </table:table-cell>
          <table:table-cell office:value-type="float" office:value="16103165" calcext:value-type="float">
            <text:p>16103165</text:p>
          </table:table-cell>
          <table:table-cell office:value-type="float" office:value="16129925" calcext:value-type="float">
            <text:p>16129925</text:p>
          </table:table-cell>
          <table:table-cell office:value-type="float" office:value="16134731" calcext:value-type="float">
            <text:p>16134731</text:p>
          </table:table-cell>
          <table:table-cell table:formula="of:=AVERAGE([.E2:.G2])" office:value-type="float" office:value="8" calcext:value-type="float">
            <text:p>8</text:p>
          </table:table-cell>
          <table:table-cell table:formula="of:=AVERAGE([.H2:.J2])" office:value-type="float" office:value="18308" calcext:value-type="float">
            <text:p>18308</text:p>
          </table:table-cell>
          <table:table-cell table:formula="of:=INT( AVERAGE([.K2:.M2]))" office:value-type="float" office:value="12964563" calcext:value-type="float">
            <text:p>12964563</text:p>
          </table:table-cell>
          <table:table-cell table:formula="of:=INT(AVERAGE([.N2:.P2]))" office:value-type="float" office:value="7880433" calcext:value-type="float">
            <text:p>7880433</text:p>
          </table:table-cell>
          <table:table-cell table:formula="of:=INT(AVERAGE([.Q2:.S2]))" office:value-type="float" office:value="16122607" calcext:value-type="float">
            <text:p>16122607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3cbb</text:p>
          </table:table-cell>
          <table:table-cell table:formula="of:=HEX2DEC([.C3])/256" office:value-type="float" office:value="60.73046875" calcext:value-type="float">
            <text:p>60,7304687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table:style-name="ce2" office:value-type="float" office:value="16385" calcext:value-type="float">
            <text:p>16385</text:p>
          </table:table-cell>
          <table:table-cell office:value-type="float" office:value="7755379" calcext:value-type="float">
            <text:p>7755379</text:p>
          </table:table-cell>
          <table:table-cell office:value-type="float" office:value="7693650" calcext:value-type="float">
            <text:p>7693650</text:p>
          </table:table-cell>
          <table:table-cell office:value-type="float" office:value="7815397" calcext:value-type="float">
            <text:p>7815397</text:p>
          </table:table-cell>
          <table:table-cell office:value-type="float" office:value="3531248" calcext:value-type="float">
            <text:p>3531248</text:p>
          </table:table-cell>
          <table:table-cell office:value-type="float" office:value="3539397" calcext:value-type="float">
            <text:p>3539397</text:p>
          </table:table-cell>
          <table:table-cell office:value-type="float" office:value="3528130" calcext:value-type="float">
            <text:p>3528130</text:p>
          </table:table-cell>
          <table:table-cell office:value-type="float" office:value="8675970" calcext:value-type="float">
            <text:p>8675970</text:p>
          </table:table-cell>
          <table:table-cell office:value-type="float" office:value="8614241" calcext:value-type="float">
            <text:p>8614241</text:p>
          </table:table-cell>
          <table:table-cell office:value-type="float" office:value="8735988" calcext:value-type="float">
            <text:p>8735988</text:p>
          </table:table-cell>
          <table:table-cell table:formula="of:=AVERAGE([.E3:.G3])" office:value-type="float" office:value="4" calcext:value-type="float">
            <text:p>4</text:p>
          </table:table-cell>
          <table:table-cell table:formula="of:=AVERAGE([.H3:.J3])" office:value-type="float" office:value="16385" calcext:value-type="float">
            <text:p>16385</text:p>
          </table:table-cell>
          <table:table-cell table:formula="of:=INT( AVERAGE([.K3:.M3]))" office:value-type="float" office:value="7754808" calcext:value-type="float">
            <text:p>7754808</text:p>
          </table:table-cell>
          <table:table-cell table:formula="of:=INT(AVERAGE([.N3:.P3]))" office:value-type="float" office:value="3532925" calcext:value-type="float">
            <text:p>3532925</text:p>
          </table:table-cell>
          <table:table-cell table:formula="of:=INT(AVERAGE([.Q3:.S3]))" office:value-type="float" office:value="8675399" calcext:value-type="float">
            <text:p>8675399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4b7f</text:p>
          </table:table-cell>
          <table:table-cell table:formula="of:=HEX2DEC([.C4])/256" office:value-type="float" office:value="75.49609375" calcext:value-type="float">
            <text:p>75,4960937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table:style-name="ce2" office:value-type="float" office:value="16385" calcext:value-type="float">
            <text:p>16385</text:p>
          </table:table-cell>
          <table:table-cell office:value-type="float" office:value="7687871" calcext:value-type="float">
            <text:p>7687871</text:p>
          </table:table-cell>
          <table:table-cell office:value-type="float" office:value="7824395" calcext:value-type="float">
            <text:p>7824395</text:p>
          </table:table-cell>
          <table:table-cell office:value-type="float" office:value="7694688" calcext:value-type="float">
            <text:p>7694688</text:p>
          </table:table-cell>
          <table:table-cell office:value-type="float" office:value="3533620" calcext:value-type="float">
            <text:p>3533620</text:p>
          </table:table-cell>
          <table:table-cell office:value-type="float" office:value="3526257" calcext:value-type="float">
            <text:p>3526257</text:p>
          </table:table-cell>
          <table:table-cell office:value-type="float" office:value="3540440" calcext:value-type="float">
            <text:p>3540440</text:p>
          </table:table-cell>
          <table:table-cell office:value-type="float" office:value="8608460" calcext:value-type="float">
            <text:p>8608460</text:p>
          </table:table-cell>
          <table:table-cell office:value-type="float" office:value="8744984" calcext:value-type="float">
            <text:p>8744984</text:p>
          </table:table-cell>
          <table:table-cell office:value-type="float" office:value="8615277" calcext:value-type="float">
            <text:p>8615277</text:p>
          </table:table-cell>
          <table:table-cell table:formula="of:=AVERAGE([.E4:.G4])" office:value-type="float" office:value="4" calcext:value-type="float">
            <text:p>4</text:p>
          </table:table-cell>
          <table:table-cell table:formula="of:=AVERAGE([.H4:.J4])" office:value-type="float" office:value="16385" calcext:value-type="float">
            <text:p>16385</text:p>
          </table:table-cell>
          <table:table-cell table:formula="of:=INT( AVERAGE([.K4:.M4]))" office:value-type="float" office:value="7735651" calcext:value-type="float">
            <text:p>7735651</text:p>
          </table:table-cell>
          <table:table-cell table:formula="of:=INT(AVERAGE([.N4:.P4]))" office:value-type="float" office:value="3533439" calcext:value-type="float">
            <text:p>3533439</text:p>
          </table:table-cell>
          <table:table-cell table:formula="of:=INT(AVERAGE([.Q4:.S4]))" office:value-type="float" office:value="8656240" calcext:value-type="float">
            <text:p>865624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509f</text:p>
          </table:table-cell>
          <table:table-cell table:formula="of:=HEX2DEC([.C5])/256" office:value-type="float" office:value="80.62109375" calcext:value-type="float">
            <text:p>80,6210937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table:style-name="ce2" office:value-type="float" office:value="16385" calcext:value-type="float">
            <text:p>16385</text:p>
          </table:table-cell>
          <table:table-cell office:value-type="float" office:value="7788972" calcext:value-type="float">
            <text:p>7788972</text:p>
          </table:table-cell>
          <table:table-cell office:value-type="float" office:value="7828134" calcext:value-type="float">
            <text:p>7828134</text:p>
          </table:table-cell>
          <table:table-cell office:value-type="float" office:value="7822604" calcext:value-type="float">
            <text:p>7822604</text:p>
          </table:table-cell>
          <table:table-cell office:value-type="float" office:value="3530633" calcext:value-type="float">
            <text:p>3530633</text:p>
          </table:table-cell>
          <table:table-cell office:value-type="float" office:value="3527731" calcext:value-type="float">
            <text:p>3527731</text:p>
          </table:table-cell>
          <table:table-cell office:value-type="float" office:value="3525287" calcext:value-type="float">
            <text:p>3525287</text:p>
          </table:table-cell>
          <table:table-cell office:value-type="float" office:value="8709561" calcext:value-type="float">
            <text:p>8709561</text:p>
          </table:table-cell>
          <table:table-cell office:value-type="float" office:value="8748723" calcext:value-type="float">
            <text:p>8748723</text:p>
          </table:table-cell>
          <table:table-cell office:value-type="float" office:value="8743193" calcext:value-type="float">
            <text:p>8743193</text:p>
          </table:table-cell>
          <table:table-cell table:formula="of:=AVERAGE([.E5:.G5])" office:value-type="float" office:value="4" calcext:value-type="float">
            <text:p>4</text:p>
          </table:table-cell>
          <table:table-cell table:formula="of:=AVERAGE([.H5:.J5])" office:value-type="float" office:value="16385" calcext:value-type="float">
            <text:p>16385</text:p>
          </table:table-cell>
          <table:table-cell table:formula="of:=INT( AVERAGE([.K5:.M5]))" office:value-type="float" office:value="7813236" calcext:value-type="float">
            <text:p>7813236</text:p>
          </table:table-cell>
          <table:table-cell table:formula="of:=INT(AVERAGE([.N5:.P5]))" office:value-type="float" office:value="3527883" calcext:value-type="float">
            <text:p>3527883</text:p>
          </table:table-cell>
          <table:table-cell table:formula="of:=INT(AVERAGE([.Q5:.S5]))" office:value-type="float" office:value="8733825" calcext:value-type="float">
            <text:p>8733825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table:style-name="ce2" office:value-type="string" calcext:value-type="string">
            <text:p>43FF</text:p>
          </table:table-cell>
          <table:table-cell table:formula="of:=HEX2DEC([.C6])/256" office:value-type="float" office:value="67.99609375" calcext:value-type="float">
            <text:p>67,9960937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table:style-name="ce2" office:value-type="float" office:value="16385" calcext:value-type="float">
            <text:p>16385</text:p>
          </table:table-cell>
          <table:table-cell office:value-type="float" office:value="7749511" calcext:value-type="float">
            <text:p>7749511</text:p>
          </table:table-cell>
          <table:table-cell office:value-type="float" office:value="7724904" calcext:value-type="float">
            <text:p>7724904</text:p>
          </table:table-cell>
          <table:table-cell office:value-type="float" office:value="7735734" calcext:value-type="float">
            <text:p>7735734</text:p>
          </table:table-cell>
          <table:table-cell office:value-type="float" office:value="3530169" calcext:value-type="float">
            <text:p>3530169</text:p>
          </table:table-cell>
          <table:table-cell office:value-type="float" office:value="3527604" calcext:value-type="float">
            <text:p>3527604</text:p>
          </table:table-cell>
          <table:table-cell office:value-type="float" office:value="3534215" calcext:value-type="float">
            <text:p>3534215</text:p>
          </table:table-cell>
          <table:table-cell office:value-type="float" office:value="8670099" calcext:value-type="float">
            <text:p>8670099</text:p>
          </table:table-cell>
          <table:table-cell office:value-type="float" office:value="8645492" calcext:value-type="float">
            <text:p>8645492</text:p>
          </table:table-cell>
          <table:table-cell office:value-type="float" office:value="8656322" calcext:value-type="float">
            <text:p>8656322</text:p>
          </table:table-cell>
          <table:table-cell table:formula="of:=AVERAGE([.E6:.G6])" office:value-type="float" office:value="4" calcext:value-type="float">
            <text:p>4</text:p>
          </table:table-cell>
          <table:table-cell table:formula="of:=AVERAGE([.H6:.J6])" office:value-type="float" office:value="16385" calcext:value-type="float">
            <text:p>16385</text:p>
          </table:table-cell>
          <table:table-cell table:formula="of:=INT( AVERAGE([.K6:.M6]))" office:value-type="float" office:value="7736716" calcext:value-type="float">
            <text:p>7736716</text:p>
          </table:table-cell>
          <table:table-cell table:formula="of:=INT(AVERAGE([.N6:.P6]))" office:value-type="float" office:value="3530662" calcext:value-type="float">
            <text:p>3530662</text:p>
          </table:table-cell>
          <table:table-cell table:formula="of:=INT(AVERAGE([.Q6:.S6]))" office:value-type="float" office:value="8657304" calcext:value-type="float">
            <text:p>8657304</text:p>
          </table:table-cell>
        </table:table-row>
        <table:table-row table:style-name="ro1">
          <table:table-cell/>
          <table:table-cell office:value-type="string" calcext:value-type="string">
            <text:p>fast</text:p>
          </table:table-cell>
          <table:table-cell office:value-type="string" calcext:value-type="string">
            <text:p>509f</text:p>
          </table:table-cell>
          <table:table-cell table:formula="of:=HEX2DEC([.C7])/256" office:value-type="float" office:value="80.62109375" calcext:value-type="float">
            <text:p>80,6210937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table:style-name="ce2" office:value-type="float" office:value="16385" calcext:value-type="float">
            <text:p>16385</text:p>
          </table:table-cell>
          <table:table-cell office:value-type="float" office:value="7823155" calcext:value-type="float">
            <text:p>7823155</text:p>
          </table:table-cell>
          <table:table-cell office:value-type="float" office:value="7825099" calcext:value-type="float">
            <text:p>7825099</text:p>
          </table:table-cell>
          <table:table-cell office:value-type="float" office:value="7787828" calcext:value-type="float">
            <text:p>7787828</text:p>
          </table:table-cell>
          <table:table-cell office:value-type="float" office:value="3526090" calcext:value-type="float">
            <text:p>3526090</text:p>
          </table:table-cell>
          <table:table-cell office:value-type="float" office:value="3526255" calcext:value-type="float">
            <text:p>3526255</text:p>
          </table:table-cell>
          <table:table-cell office:value-type="float" office:value="3524244" calcext:value-type="float">
            <text:p>3524244</text:p>
          </table:table-cell>
          <table:table-cell office:value-type="float" office:value="8743744" calcext:value-type="float">
            <text:p>8743744</text:p>
          </table:table-cell>
          <table:table-cell office:value-type="float" office:value="8745688" calcext:value-type="float">
            <text:p>8745688</text:p>
          </table:table-cell>
          <table:table-cell office:value-type="float" office:value="8708417" calcext:value-type="float">
            <text:p>8708417</text:p>
          </table:table-cell>
          <table:table-cell table:formula="of:=AVERAGE([.E7:.G7])" office:value-type="float" office:value="4" calcext:value-type="float">
            <text:p>4</text:p>
          </table:table-cell>
          <table:table-cell table:formula="of:=AVERAGE([.H7:.J7])" office:value-type="float" office:value="16385" calcext:value-type="float">
            <text:p>16385</text:p>
          </table:table-cell>
          <table:table-cell table:formula="of:=INT( AVERAGE([.K7:.M7]))" office:value-type="float" office:value="7812027" calcext:value-type="float">
            <text:p>7812027</text:p>
          </table:table-cell>
          <table:table-cell table:formula="of:=INT(AVERAGE([.N7:.P7]))" office:value-type="float" office:value="3525529" calcext:value-type="float">
            <text:p>3525529</text:p>
          </table:table-cell>
          <table:table-cell table:formula="of:=INT(AVERAGE([.Q7:.S7]))" office:value-type="float" office:value="8732616" calcext:value-type="float">
            <text:p>8732616</text:p>
          </table:table-cell>
        </table:table-row>
        <table:table-row table:style-name="ro1">
          <table:table-cell/>
          <table:table-cell office:value-type="string" calcext:value-type="string">
            <text:p>z</text:p>
          </table:table-cell>
          <table:table-cell office:value-type="string" calcext:value-type="string">
            <text:p>43ff</text:p>
          </table:table-cell>
          <table:table-cell table:formula="of:=HEX2DEC([.C8])/256" office:value-type="float" office:value="67.99609375" calcext:value-type="float">
            <text:p>67,9960937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table:style-name="ce2" office:value-type="float" office:value="16385" calcext:value-type="float">
            <text:p>16385</text:p>
          </table:table-cell>
          <table:table-cell office:value-type="float" office:value="7707594" calcext:value-type="float">
            <text:p>7707594</text:p>
          </table:table-cell>
          <table:table-cell office:value-type="float" office:value="7725770" calcext:value-type="float">
            <text:p>7725770</text:p>
          </table:table-cell>
          <table:table-cell office:value-type="float" office:value="7750890" calcext:value-type="float">
            <text:p>7750890</text:p>
          </table:table-cell>
          <table:table-cell office:value-type="float" office:value="3532372" calcext:value-type="float">
            <text:p>3532372</text:p>
          </table:table-cell>
          <table:table-cell office:value-type="float" office:value="3527827" calcext:value-type="float">
            <text:p>3527827</text:p>
          </table:table-cell>
          <table:table-cell office:value-type="float" office:value="3529911" calcext:value-type="float">
            <text:p>3529911</text:p>
          </table:table-cell>
          <table:table-cell office:value-type="float" office:value="8628182" calcext:value-type="float">
            <text:p>8628182</text:p>
          </table:table-cell>
          <table:table-cell office:value-type="float" office:value="8646358" calcext:value-type="float">
            <text:p>8646358</text:p>
          </table:table-cell>
          <table:table-cell office:value-type="float" office:value="8671478" calcext:value-type="float">
            <text:p>8671478</text:p>
          </table:table-cell>
          <table:table-cell table:formula="of:=AVERAGE([.E8:.G8])" office:value-type="float" office:value="4" calcext:value-type="float">
            <text:p>4</text:p>
          </table:table-cell>
          <table:table-cell table:formula="of:=AVERAGE([.H8:.J8])" office:value-type="float" office:value="16385" calcext:value-type="float">
            <text:p>16385</text:p>
          </table:table-cell>
          <table:table-cell table:formula="of:=INT( AVERAGE([.K8:.M8]))" office:value-type="float" office:value="7728084" calcext:value-type="float">
            <text:p>7728084</text:p>
          </table:table-cell>
          <table:table-cell table:formula="of:=INT(AVERAGE([.N8:.P8]))" office:value-type="float" office:value="3530036" calcext:value-type="float">
            <text:p>3530036</text:p>
          </table:table-cell>
          <table:table-cell table:formula="of:=INT(AVERAGE([.Q8:.S8]))" office:value-type="float" office:value="8648672" calcext:value-type="float">
            <text:p>8648672</text:p>
          </table:table-cell>
        </table:table-row>
        <table:table-row table:style-name="ro1">
          <table:table-cell office:value-type="string" calcext:value-type="string">
            <text:p>without really fast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61e7</text:p>
          </table:table-cell>
          <table:table-cell table:formula="of:=HEX2DEC([.C9])/256" office:value-type="float" office:value="97.90234375" calcext:value-type="float">
            <text:p>97,90234375</text:p>
          </table:table-cell>
          <table:table-cell table:number-columns-repeated="3" table:style-name="ce2" office:value-type="float" office:value="524334" calcext:value-type="float">
            <text:p>524334</text:p>
          </table:table-cell>
          <table:table-cell table:number-columns-repeated="3" table:style-name="ce2" office:value-type="float" office:value="34252" calcext:value-type="float">
            <text:p>34252</text:p>
          </table:table-cell>
          <table:table-cell office:value-type="float" office:value="422696792" calcext:value-type="float">
            <text:p>422696792</text:p>
          </table:table-cell>
          <table:table-cell office:value-type="float" office:value="422306663" calcext:value-type="float">
            <text:p>422306663</text:p>
          </table:table-cell>
          <table:table-cell office:value-type="float" office:value="422164297" calcext:value-type="float">
            <text:p>422164297</text:p>
          </table:table-cell>
          <table:table-cell office:value-type="float" office:value="830254819" calcext:value-type="float">
            <text:p>830254819</text:p>
          </table:table-cell>
          <table:table-cell office:value-type="float" office:value="830060717" calcext:value-type="float">
            <text:p>830060717</text:p>
          </table:table-cell>
          <table:table-cell office:value-type="float" office:value="829984848" calcext:value-type="float">
            <text:p>829984848</text:p>
          </table:table-cell>
          <table:table-cell office:value-type="float" office:value="1374251638" calcext:value-type="float">
            <text:p>1374251638</text:p>
          </table:table-cell>
          <table:table-cell office:value-type="float" office:value="1373861509" calcext:value-type="float">
            <text:p>1373861509</text:p>
          </table:table-cell>
          <table:table-cell office:value-type="float" office:value="1373719143" calcext:value-type="float">
            <text:p>1373719143</text:p>
          </table:table-cell>
          <table:table-cell table:formula="of:=AVERAGE([.E9:.G9])" office:value-type="float" office:value="524334" calcext:value-type="float">
            <text:p>524334</text:p>
          </table:table-cell>
          <table:table-cell table:formula="of:=AVERAGE([.H9:.J9])" office:value-type="float" office:value="34252" calcext:value-type="float">
            <text:p>34252</text:p>
          </table:table-cell>
          <table:table-cell table:formula="of:=INT( AVERAGE([.K9:.M9]))" office:value-type="float" office:value="422389250" calcext:value-type="float">
            <text:p>422389250</text:p>
          </table:table-cell>
          <table:table-cell table:formula="of:=INT(AVERAGE([.N9:.P9]))" office:value-type="float" office:value="830100128" calcext:value-type="float">
            <text:p>830100128</text:p>
          </table:table-cell>
          <table:table-cell table:formula="of:=INT(AVERAGE([.Q9:.S9]))" office:value-type="float" office:value="1373944096" calcext:value-type="float">
            <text:p>1373944096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3c9b</text:p>
          </table:table-cell>
          <table:table-cell table:formula="of:=HEX2DEC([.C10])/256" office:value-type="float" office:value="60.60546875" calcext:value-type="float">
            <text:p>60,60546875</text:p>
          </table:table-cell>
          <table:table-cell table:number-columns-repeated="3" office:value-type="float" office:value="33" calcext:value-type="float">
            <text:p>33</text:p>
          </table:table-cell>
          <table:table-cell table:number-columns-repeated="3" office:value-type="float" office:value="20359" calcext:value-type="float">
            <text:p>20359</text:p>
          </table:table-cell>
          <table:table-cell office:value-type="float" office:value="21253422" calcext:value-type="float">
            <text:p>21253422</text:p>
          </table:table-cell>
          <table:table-cell office:value-type="float" office:value="21255481" calcext:value-type="float">
            <text:p>21255481</text:p>
          </table:table-cell>
          <table:table-cell office:value-type="float" office:value="21316079" calcext:value-type="float">
            <text:p>21316079</text:p>
          </table:table-cell>
          <table:table-cell office:value-type="float" office:value="341756108" calcext:value-type="float">
            <text:p>341756108</text:p>
          </table:table-cell>
          <table:table-cell office:value-type="float" office:value="341762881" calcext:value-type="float">
            <text:p>341762881</text:p>
          </table:table-cell>
          <table:table-cell office:value-type="float" office:value="341850992" calcext:value-type="float">
            <text:p>341850992</text:p>
          </table:table-cell>
          <table:table-cell office:value-type="float" office:value="556400314" calcext:value-type="float">
            <text:p>556400314</text:p>
          </table:table-cell>
          <table:table-cell office:value-type="float" office:value="556402373" calcext:value-type="float">
            <text:p>556402373</text:p>
          </table:table-cell>
          <table:table-cell office:value-type="float" office:value="556462971" calcext:value-type="float">
            <text:p>556462971</text:p>
          </table:table-cell>
          <table:table-cell table:formula="of:=AVERAGE([.E10:.G10])" office:value-type="float" office:value="33" calcext:value-type="float">
            <text:p>33</text:p>
          </table:table-cell>
          <table:table-cell table:formula="of:=AVERAGE([.H10:.J10])" office:value-type="float" office:value="20359" calcext:value-type="float">
            <text:p>20359</text:p>
          </table:table-cell>
          <table:table-cell table:formula="of:=INT( AVERAGE([.K10:.M10]))" office:value-type="float" office:value="21274994" calcext:value-type="float">
            <text:p>21274994</text:p>
          </table:table-cell>
          <table:table-cell table:formula="of:=INT(AVERAGE([.N10:.P10]))" office:value-type="float" office:value="341789993" calcext:value-type="float">
            <text:p>341789993</text:p>
          </table:table-cell>
          <table:table-cell table:formula="of:=INT(AVERAGE([.Q10:.S10]))" office:value-type="float" office:value="556421886" calcext:value-type="float">
            <text:p>556421886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4b7f</text:p>
          </table:table-cell>
          <table:table-cell table:formula="of:=HEX2DEC([.C11])/256" office:value-type="float" office:value="75.49609375" calcext:value-type="float">
            <text:p>75,49609375</text:p>
          </table:table-cell>
          <table:table-cell table:number-columns-repeated="3" office:value-type="float" office:value="33" calcext:value-type="float">
            <text:p>33</text:p>
          </table:table-cell>
          <table:table-cell table:number-columns-repeated="3" office:value-type="float" office:value="20422" calcext:value-type="float">
            <text:p>20422</text:p>
          </table:table-cell>
          <table:table-cell office:value-type="float" office:value="20787252" calcext:value-type="float">
            <text:p>20787252</text:p>
          </table:table-cell>
          <table:table-cell office:value-type="float" office:value="20800593" calcext:value-type="float">
            <text:p>20800593</text:p>
          </table:table-cell>
          <table:table-cell office:value-type="float" office:value="20778938" calcext:value-type="float">
            <text:p>20778938</text:p>
          </table:table-cell>
          <table:table-cell office:value-type="float" office:value="338819574" calcext:value-type="float">
            <text:p>338819574</text:p>
          </table:table-cell>
          <table:table-cell office:value-type="float" office:value="338825522" calcext:value-type="float">
            <text:p>338825522</text:p>
          </table:table-cell>
          <table:table-cell office:value-type="float" office:value="338816081" calcext:value-type="float">
            <text:p>338816081</text:p>
          </table:table-cell>
          <table:table-cell office:value-type="float" office:value="551538454" calcext:value-type="float">
            <text:p>551538454</text:p>
          </table:table-cell>
          <table:table-cell office:value-type="float" office:value="551551795" calcext:value-type="float">
            <text:p>551551795</text:p>
          </table:table-cell>
          <table:table-cell office:value-type="float" office:value="551530140" calcext:value-type="float">
            <text:p>551530140</text:p>
          </table:table-cell>
          <table:table-cell table:formula="of:=AVERAGE([.E11:.G11])" office:value-type="float" office:value="33" calcext:value-type="float">
            <text:p>33</text:p>
          </table:table-cell>
          <table:table-cell table:formula="of:=AVERAGE([.H11:.J11])" office:value-type="float" office:value="20422" calcext:value-type="float">
            <text:p>20422</text:p>
          </table:table-cell>
          <table:table-cell table:formula="of:=INT( AVERAGE([.K11:.M11]))" office:value-type="float" office:value="20788927" calcext:value-type="float">
            <text:p>20788927</text:p>
          </table:table-cell>
          <table:table-cell table:formula="of:=INT(AVERAGE([.N11:.P11]))" office:value-type="float" office:value="338820392" calcext:value-type="float">
            <text:p>338820392</text:p>
          </table:table-cell>
          <table:table-cell table:formula="of:=INT(AVERAGE([.Q11:.S11]))" office:value-type="float" office:value="551540129" calcext:value-type="float">
            <text:p>551540129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509f</text:p>
          </table:table-cell>
          <table:table-cell table:formula="of:=HEX2DEC([.C12])/256" office:value-type="float" office:value="80.62109375" calcext:value-type="float">
            <text:p>80,62109375</text:p>
          </table:table-cell>
          <table:table-cell table:number-columns-repeated="3" office:value-type="float" office:value="32" calcext:value-type="float">
            <text:p>32</text:p>
          </table:table-cell>
          <table:table-cell table:number-columns-repeated="3" office:value-type="float" office:value="22342" calcext:value-type="float">
            <text:p>22342</text:p>
          </table:table-cell>
          <table:table-cell office:value-type="float" office:value="21174211" calcext:value-type="float">
            <text:p>21174211</text:p>
          </table:table-cell>
          <table:table-cell office:value-type="float" office:value="21163776" calcext:value-type="float">
            <text:p>21163776</text:p>
          </table:table-cell>
          <table:table-cell office:value-type="float" office:value="21053614" calcext:value-type="float">
            <text:p>21053614</text:p>
          </table:table-cell>
          <table:table-cell office:value-type="float" office:value="338883211" calcext:value-type="float">
            <text:p>338883211</text:p>
          </table:table-cell>
          <table:table-cell office:value-type="float" office:value="338766547" calcext:value-type="float">
            <text:p>338766547</text:p>
          </table:table-cell>
          <table:table-cell office:value-type="float" office:value="338772006" calcext:value-type="float">
            <text:p>338772006</text:p>
          </table:table-cell>
          <table:table-cell office:value-type="float" office:value="551923877" calcext:value-type="float">
            <text:p>551923877</text:p>
          </table:table-cell>
          <table:table-cell office:value-type="float" office:value="551913442" calcext:value-type="float">
            <text:p>551913442</text:p>
          </table:table-cell>
          <table:table-cell office:value-type="float" office:value="551803280" calcext:value-type="float">
            <text:p>551803280</text:p>
          </table:table-cell>
          <table:table-cell table:formula="of:=AVERAGE([.E12:.G12])" office:value-type="float" office:value="32" calcext:value-type="float">
            <text:p>32</text:p>
          </table:table-cell>
          <table:table-cell table:formula="of:=AVERAGE([.H12:.J12])" office:value-type="float" office:value="22342" calcext:value-type="float">
            <text:p>22342</text:p>
          </table:table-cell>
          <table:table-cell table:formula="of:=INT( AVERAGE([.K12:.M12]))" office:value-type="float" office:value="21130533" calcext:value-type="float">
            <text:p>21130533</text:p>
          </table:table-cell>
          <table:table-cell table:formula="of:=INT(AVERAGE([.N12:.P12]))" office:value-type="float" office:value="338807254" calcext:value-type="float">
            <text:p>338807254</text:p>
          </table:table-cell>
          <table:table-cell table:formula="of:=INT(AVERAGE([.Q12:.S12]))" office:value-type="float" office:value="551880199" calcext:value-type="float">
            <text:p>551880199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office:value-type="float" office:value="4403" calcext:value-type="float">
            <text:p>4403</text:p>
          </table:table-cell>
          <table:table-cell table:formula="of:=HEX2DEC([.C13])/256" office:value-type="float" office:value="68.01171875" calcext:value-type="float">
            <text:p>68,01171875</text:p>
          </table:table-cell>
          <table:table-cell table:number-columns-repeated="3" office:value-type="float" office:value="32" calcext:value-type="float">
            <text:p>32</text:p>
          </table:table-cell>
          <table:table-cell table:number-columns-repeated="3" office:value-type="float" office:value="24325" calcext:value-type="float">
            <text:p>24325</text:p>
          </table:table-cell>
          <table:table-cell office:value-type="float" office:value="19269393" calcext:value-type="float">
            <text:p>19269393</text:p>
          </table:table-cell>
          <table:table-cell office:value-type="float" office:value="19285595" calcext:value-type="float">
            <text:p>19285595</text:p>
          </table:table-cell>
          <table:table-cell office:value-type="float" office:value="19345788" calcext:value-type="float">
            <text:p>19345788</text:p>
          </table:table-cell>
          <table:table-cell office:value-type="float" office:value="341393629" calcext:value-type="float">
            <text:p>341393629</text:p>
          </table:table-cell>
          <table:table-cell office:value-type="float" office:value="341400825" calcext:value-type="float">
            <text:p>341400825</text:p>
          </table:table-cell>
          <table:table-cell office:value-type="float" office:value="341425830" calcext:value-type="float">
            <text:p>341425830</text:p>
          </table:table-cell>
          <table:table-cell office:value-type="float" office:value="556209034" calcext:value-type="float">
            <text:p>556209034</text:p>
          </table:table-cell>
          <table:table-cell office:value-type="float" office:value="556225236" calcext:value-type="float">
            <text:p>556225236</text:p>
          </table:table-cell>
          <table:table-cell office:value-type="float" office:value="556285429" calcext:value-type="float">
            <text:p>556285429</text:p>
          </table:table-cell>
          <table:table-cell table:formula="of:=AVERAGE([.E13:.G13])" office:value-type="float" office:value="32" calcext:value-type="float">
            <text:p>32</text:p>
          </table:table-cell>
          <table:table-cell table:formula="of:=AVERAGE([.H13:.J13])" office:value-type="float" office:value="24325" calcext:value-type="float">
            <text:p>24325</text:p>
          </table:table-cell>
          <table:table-cell table:formula="of:=INT( AVERAGE([.K13:.M13]))" office:value-type="float" office:value="19300258" calcext:value-type="float">
            <text:p>19300258</text:p>
          </table:table-cell>
          <table:table-cell table:formula="of:=INT(AVERAGE([.N13:.P13]))" office:value-type="float" office:value="341406761" calcext:value-type="float">
            <text:p>341406761</text:p>
          </table:table-cell>
          <table:table-cell table:formula="of:=INT(AVERAGE([.Q13:.S13]))" office:value-type="float" office:value="556239899" calcext:value-type="float">
            <text:p>556239899</text:p>
          </table:table-cell>
        </table:table-row>
        <table:table-row table:style-name="ro1">
          <table:table-cell/>
          <table:table-cell office:value-type="string" calcext:value-type="string">
            <text:p>fast</text:p>
          </table:table-cell>
          <table:table-cell office:value-type="string" calcext:value-type="string">
            <text:p>509f</text:p>
          </table:table-cell>
          <table:table-cell table:formula="of:=HEX2DEC([.C14])/256" office:value-type="float" office:value="80.62109375" calcext:value-type="float">
            <text:p>80,62109375</text:p>
          </table:table-cell>
          <table:table-cell table:number-columns-repeated="3" office:value-type="float" office:value="32" calcext:value-type="float">
            <text:p>32</text:p>
          </table:table-cell>
          <table:table-cell table:number-columns-repeated="3" office:value-type="float" office:value="22342" calcext:value-type="float">
            <text:p>22342</text:p>
          </table:table-cell>
          <table:table-cell office:value-type="float" office:value="21136587" calcext:value-type="float">
            <text:p>21136587</text:p>
          </table:table-cell>
          <table:table-cell office:value-type="float" office:value="21152413" calcext:value-type="float">
            <text:p>21152413</text:p>
          </table:table-cell>
          <table:table-cell office:value-type="float" office:value="21183046" calcext:value-type="float">
            <text:p>21183046</text:p>
          </table:table-cell>
          <table:table-cell office:value-type="float" office:value="338770441" calcext:value-type="float">
            <text:p>338770441</text:p>
          </table:table-cell>
          <table:table-cell office:value-type="float" office:value="338852592" calcext:value-type="float">
            <text:p>338852592</text:p>
          </table:table-cell>
          <table:table-cell office:value-type="float" office:value="338773820" calcext:value-type="float">
            <text:p>338773820</text:p>
          </table:table-cell>
          <table:table-cell office:value-type="float" office:value="551886253" calcext:value-type="float">
            <text:p>551886253</text:p>
          </table:table-cell>
          <table:table-cell office:value-type="float" office:value="551902079" calcext:value-type="float">
            <text:p>551902079</text:p>
          </table:table-cell>
          <table:table-cell office:value-type="float" office:value="551932712" calcext:value-type="float">
            <text:p>551932712</text:p>
          </table:table-cell>
          <table:table-cell table:formula="of:=AVERAGE([.E14:.G14])" office:value-type="float" office:value="32" calcext:value-type="float">
            <text:p>32</text:p>
          </table:table-cell>
          <table:table-cell table:formula="of:=AVERAGE([.H14:.J14])" office:value-type="float" office:value="22342" calcext:value-type="float">
            <text:p>22342</text:p>
          </table:table-cell>
          <table:table-cell table:formula="of:=INT( AVERAGE([.K14:.M14]))" office:value-type="float" office:value="21157348" calcext:value-type="float">
            <text:p>21157348</text:p>
          </table:table-cell>
          <table:table-cell table:formula="of:=INT(AVERAGE([.N14:.P14]))" office:value-type="float" office:value="338798951" calcext:value-type="float">
            <text:p>338798951</text:p>
          </table:table-cell>
          <table:table-cell table:formula="of:=INT(AVERAGE([.Q14:.S14]))" office:value-type="float" office:value="551907014" calcext:value-type="float">
            <text:p>551907014</text:p>
          </table:table-cell>
        </table:table-row>
        <table:table-row table:style-name="ro1">
          <table:table-cell/>
          <table:table-cell office:value-type="string" calcext:value-type="string">
            <text:p>z</text:p>
          </table:table-cell>
          <table:table-cell office:value-type="float" office:value="4403" calcext:value-type="float">
            <text:p>4403</text:p>
          </table:table-cell>
          <table:table-cell table:formula="of:=HEX2DEC([.C15])/256" office:value-type="float" office:value="68.01171875" calcext:value-type="float">
            <text:p>68,01171875</text:p>
          </table:table-cell>
          <table:table-cell table:number-columns-repeated="3" office:value-type="float" office:value="32" calcext:value-type="float">
            <text:p>32</text:p>
          </table:table-cell>
          <table:table-cell table:number-columns-repeated="3" office:value-type="float" office:value="24325" calcext:value-type="float">
            <text:p>24325</text:p>
          </table:table-cell>
          <table:table-cell office:value-type="float" office:value="19490524" calcext:value-type="float">
            <text:p>19490524</text:p>
          </table:table-cell>
          <table:table-cell office:value-type="float" office:value="19384181" calcext:value-type="float">
            <text:p>19384181</text:p>
          </table:table-cell>
          <table:table-cell office:value-type="float" office:value="19382268" calcext:value-type="float">
            <text:p>19382268</text:p>
          </table:table-cell>
          <table:table-cell office:value-type="float" office:value="341459731" calcext:value-type="float">
            <text:p>341459731</text:p>
          </table:table-cell>
          <table:table-cell office:value-type="float" office:value="341429645" calcext:value-type="float">
            <text:p>341429645</text:p>
          </table:table-cell>
          <table:table-cell office:value-type="float" office:value="341437288" calcext:value-type="float">
            <text:p>341437288</text:p>
          </table:table-cell>
          <table:table-cell office:value-type="float" office:value="556430165" calcext:value-type="float">
            <text:p>556430165</text:p>
          </table:table-cell>
          <table:table-cell office:value-type="float" office:value="556323822" calcext:value-type="float">
            <text:p>556323822</text:p>
          </table:table-cell>
          <table:table-cell office:value-type="float" office:value="556321909" calcext:value-type="float">
            <text:p>556321909</text:p>
          </table:table-cell>
          <table:table-cell table:formula="of:=AVERAGE([.E15:.G15])" office:value-type="float" office:value="32" calcext:value-type="float">
            <text:p>32</text:p>
          </table:table-cell>
          <table:table-cell table:formula="of:=AVERAGE([.H15:.J15])" office:value-type="float" office:value="24325" calcext:value-type="float">
            <text:p>24325</text:p>
          </table:table-cell>
          <table:table-cell table:formula="of:=INT( AVERAGE([.K15:.M15]))" office:value-type="float" office:value="19418991" calcext:value-type="float">
            <text:p>19418991</text:p>
          </table:table-cell>
          <table:table-cell table:formula="of:=INT(AVERAGE([.N15:.P15]))" office:value-type="float" office:value="341442221" calcext:value-type="float">
            <text:p>341442221</text:p>
          </table:table-cell>
          <table:table-cell table:formula="of:=INT(AVERAGE([.Q15:.S15]))" office:value-type="float" office:value="556358632" calcext:value-type="float">
            <text:p>556358632</text:p>
          </table:table-cell>
        </table:table-row>
        <table:table-row table:style-name="ro1" table:number-rows-repeated="4">
          <table:table-cell table:number-columns-repeated="10"/>
          <table:table-cell table:style-name="Default" table:number-columns-repeated="9"/>
          <table:table-cell table:number-columns-repeated="5"/>
        </table:table-row>
        <table:table-row table:style-name="ro1">
          <table:table-cell table:number-columns-repeated="9"/>
          <table:table-cell office:value-type="string" calcext:value-type="string">
            <text:p>DMA</text:p>
          </table:table-cell>
          <table:table-cell table:style-name="Default" office:value-type="string" calcext:value-type="string">
            <text:p>burst size</text:p>
          </table:table-cell>
          <table:table-cell table:style-name="Default" office:value-type="string" calcext:value-type="string">
            <text:p>i misses</text:p>
          </table:table-cell>
          <table:table-cell table:style-name="Default" office:value-type="string" calcext:value-type="string">
            <text:p>d misses</text:p>
          </table:table-cell>
          <table:table-cell table:style-name="Default" office:value-type="string" calcext:value-type="string">
            <text:p>stall time</text:p>
          </table:table-cell>
          <table:table-cell table:style-name="Default" office:value-type="string" calcext:value-type="string">
            <text:p>bus idle time</text:p>
          </table:table-cell>
          <table:table-cell table:style-name="Default" office:value-type="string" calcext:value-type="string">
            <text:p>runtime</text:p>
          </table:table-cell>
          <table:table-cell table:style-name="Default" table:number-columns-repeated="3"/>
          <table:table-cell table:number-columns-repeated="5"/>
        </table:table-row>
        <table:table-row table:style-name="ro1">
          <table:table-cell table:number-columns-repeated="9"/>
          <table:table-cell office:value-type="string" calcext:value-type="string">
            <text:p>really fast</text:p>
          </table:table-cell>
          <table:table-cell table:style-name="Default" office:value-type="float" office:value="255" calcext:value-type="float">
            <text:p>255</text:p>
          </table:table-cell>
          <table:table-cell table:style-name="Default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938656" calcext:value-type="float">
            <text:p>5938656</text:p>
          </table:table-cell>
          <table:table-cell office:value-type="float" office:value="3344733" calcext:value-type="float">
            <text:p>3344733</text:p>
          </table:table-cell>
          <table:table-cell office:value-type="float" office:value="7011307" calcext:value-type="float">
            <text:p>7011307</text:p>
          </table:table-cell>
          <table:table-cell table:style-name="Default" table:number-columns-repeated="3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8T13:03:50.355982306</meta:creation-date>
    <dc:date>2023-11-28T15:23:20.765655294</dc:date>
    <meta:editing-duration>PT2H19M28S</meta:editing-duration>
    <meta:editing-cycles>8</meta:editing-cycles>
    <meta:generator>LibreOffice/7.4.7.2$Linux_X86_64 LibreOffice_project/40$Build-2</meta:generator>
    <meta:document-statistic meta:table-count="1" meta:cell-count="352" meta:object-count="0"/>
    <meta:user-defined meta:name="qrichtext">1</meta:user-defined>
  </office:meta>
</office:document-meta>
</file>